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3" style:parent-style-name="Normal" style:family="paragraph">
      <style:paragraph-properties fo:margin-bottom="0in" style:line-height-at-least="0.1979in" fo:background-color="#1E1E1E"/>
    </style:style>
    <style:style style:name="T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5" style:parent-style-name="Normal" style:family="paragraph">
      <style:paragraph-properties fo:margin-bottom="0in" style:line-height-at-least="0.1979in" fo:background-color="#1E1E1E"/>
    </style:style>
    <style:style style:name="T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7" style:parent-style-name="Normal" style:family="paragraph">
      <style:paragraph-properties fo:margin-bottom="0in" style:line-height-at-least="0.1979in" fo:background-color="#1E1E1E"/>
    </style:style>
    <style:style style:name="T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9" style:parent-style-name="Normal" style:family="paragraph">
      <style:paragraph-properties fo:margin-bottom="0in" style:line-height-at-least="0.1979in" fo:background-color="#1E1E1E"/>
    </style:style>
    <style:style style:name="T1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1" style:parent-style-name="Normal" style:family="paragraph">
      <style:paragraph-properties fo:margin-bottom="0in" style:line-height-at-least="0.1979in" fo:background-color="#1E1E1E"/>
    </style:style>
    <style:style style:name="T1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3" style:parent-style-name="Normal" style:family="paragraph">
      <style:paragraph-properties fo:margin-bottom="0in" style:line-height-at-least="0.1979in" fo:background-color="#1E1E1E"/>
    </style:style>
    <style:style style:name="T1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5" style:parent-style-name="Normal" style:family="paragraph">
      <style:paragraph-properties fo:margin-bottom="0in" style:line-height-at-least="0.1979in" fo:background-color="#1E1E1E"/>
    </style:style>
    <style:style style:name="T1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17" style:parent-style-name="Normal" style:family="paragraph">
      <style:paragraph-properties fo:margin-bottom="0in" style:line-height-at-least="0.1979in" fo:background-color="#1E1E1E"/>
    </style:style>
    <style:style style:name="T1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19" style:parent-style-name="Normal" style:family="paragraph">
      <style:paragraph-properties fo:margin-bottom="0in" style:line-height-at-least="0.1979in" fo:background-color="#1E1E1E"/>
    </style:style>
    <style:style style:name="T2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1" style:parent-style-name="Normal" style:family="paragraph">
      <style:paragraph-properties fo:margin-bottom="0in" style:line-height-at-least="0.1979in" fo:background-color="#1E1E1E"/>
    </style:style>
    <style:style style:name="T2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3" style:parent-style-name="Normal" style:family="paragraph">
      <style:paragraph-properties fo:margin-bottom="0in" style:line-height-at-least="0.1979in" fo:background-color="#1E1E1E"/>
    </style:style>
    <style:style style:name="T2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5" style:parent-style-name="Normal" style:family="paragraph">
      <style:paragraph-properties fo:margin-bottom="0in" style:line-height-at-least="0.1979in" fo:background-color="#1E1E1E"/>
    </style:style>
    <style:style style:name="T2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7" style:parent-style-name="Normal" style:family="paragraph">
      <style:paragraph-properties fo:margin-bottom="0in" style:line-height-at-least="0.1979in" fo:background-color="#1E1E1E"/>
    </style:style>
    <style:style style:name="T2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9" style:parent-style-name="Normal" style:family="paragraph">
      <style:paragraph-properties fo:margin-bottom="0in" style:line-height-at-least="0.1979in" fo:background-color="#1E1E1E"/>
    </style:style>
    <style:style style:name="T3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1" style:parent-style-name="Normal" style:family="paragraph">
      <style:paragraph-properties fo:margin-bottom="0in" style:line-height-at-least="0.1979in" fo:background-color="#1E1E1E"/>
    </style:style>
    <style:style style:name="T3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3" style:parent-style-name="Normal" style:family="paragraph">
      <style:paragraph-properties fo:margin-bottom="0in" style:line-height-at-least="0.1979in" fo:background-color="#1E1E1E"/>
    </style:style>
    <style:style style:name="T3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5" style:parent-style-name="Normal" style:family="paragraph">
      <style:paragraph-properties fo:margin-bottom="0in" style:line-height-at-least="0.1979in" fo:background-color="#1E1E1E"/>
    </style:style>
    <style:style style:name="T3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7" style:parent-style-name="Normal" style:family="paragraph">
      <style:paragraph-properties fo:margin-bottom="0in" style:line-height-at-least="0.1979in" fo:background-color="#1E1E1E"/>
    </style:style>
    <style:style style:name="T3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9" style:parent-style-name="Normal" style:family="paragraph">
      <style:paragraph-properties fo:margin-bottom="0in" style:line-height-at-least="0.1979in" fo:background-color="#1E1E1E"/>
    </style:style>
    <style:style style:name="T4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T4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2" style:parent-style-name="Normal" style:family="paragraph">
      <style:paragraph-properties fo:margin-bottom="0in" style:line-height-at-least="0.1979in" fo:background-color="#1E1E1E"/>
    </style:style>
    <style:style style:name="T4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4" style:parent-style-name="Normal" style:family="paragraph">
      <style:paragraph-properties fo:margin-bottom="0in" style:line-height-at-least="0.1979in" fo:background-color="#1E1E1E"/>
    </style:style>
    <style:style style:name="T4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6" style:parent-style-name="Normal" style:family="paragraph">
      <style:paragraph-properties fo:margin-bottom="0in" style:line-height-at-least="0.1979in" fo:background-color="#1E1E1E"/>
    </style:style>
    <style:style style:name="T4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49" style:parent-style-name="Normal" style:family="paragraph">
      <style:paragraph-properties fo:margin-bottom="0in" style:line-height-at-least="0.1979in" fo:background-color="#1E1E1E"/>
    </style:style>
    <style:style style:name="T5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51" style:parent-style-name="Normal" style:family="paragraph">
      <style:paragraph-properties fo:margin-bottom="0in" style:line-height-at-least="0.1979in" fo:background-color="#1E1E1E"/>
    </style:style>
    <style:style style:name="T5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53" style:parent-style-name="Normal" style:family="paragraph">
      <style:paragraph-properties fo:margin-bottom="0in" style:line-height-at-least="0.1979in" fo:background-color="#1E1E1E"/>
    </style:style>
    <style:style style:name="T5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T5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56" style:parent-style-name="Normal" style:family="paragraph">
      <style:paragraph-properties fo:margin-bottom="0in" style:line-height-at-least="0.1979in" fo:background-color="#1E1E1E"/>
    </style:style>
    <style:style style:name="T5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5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9" style:parent-style-name="Normal" style:family="paragraph">
      <style:paragraph-properties fo:margin-bottom="0in" style:line-height-at-least="0.1979in" fo:background-color="#1E1E1E"/>
    </style:style>
    <style:style style:name="T6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61" style:parent-style-name="Normal" style:family="paragraph">
      <style:paragraph-properties fo:margin-bottom="0in" style:line-height-at-least="0.1979in" fo:background-color="#1E1E1E"/>
    </style:style>
    <style:style style:name="T6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63" style:parent-style-name="Normal" style:family="paragraph">
      <style:paragraph-properties fo:margin-bottom="0in" style:line-height-at-least="0.1979in" fo:background-color="#1E1E1E"/>
    </style:style>
    <style:style style:name="T6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65" style:parent-style-name="Normal" style:family="paragraph">
      <style:paragraph-properties fo:margin-bottom="0in" style:line-height-at-least="0.1979in" fo:background-color="#1E1E1E"/>
    </style:style>
    <style:style style:name="T6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67" style:parent-style-name="Normal" style:family="paragraph">
      <style:paragraph-properties fo:margin-bottom="0in" style:line-height-at-least="0.1979in" fo:background-color="#1E1E1E"/>
    </style:style>
    <style:style style:name="T6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69" style:parent-style-name="Normal" style:family="paragraph">
      <style:paragraph-properties fo:margin-bottom="0in" style:line-height-at-least="0.1979in" fo:background-color="#1E1E1E"/>
    </style:style>
    <style:style style:name="T7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71" style:parent-style-name="Normal" style:family="paragraph">
      <style:paragraph-properties fo:margin-bottom="0in" style:line-height-at-least="0.1979in" fo:background-color="#1E1E1E"/>
    </style:style>
    <style:style style:name="T7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73" style:parent-style-name="Normal" style:family="paragraph">
      <style:paragraph-properties fo:margin-bottom="0in" style:line-height-at-least="0.1979in" fo:background-color="#1E1E1E"/>
    </style:style>
    <style:style style:name="T7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76" style:parent-style-name="Normal" style:family="paragraph">
      <style:paragraph-properties fo:margin-bottom="0in" style:line-height-at-least="0.1979in" fo:background-color="#1E1E1E"/>
    </style:style>
    <style:style style:name="T7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78" style:parent-style-name="Normal" style:family="paragraph">
      <style:paragraph-properties fo:margin-bottom="0in" style:line-height-at-least="0.1979in" fo:background-color="#1E1E1E"/>
    </style:style>
    <style:style style:name="T7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80" style:parent-style-name="Normal" style:family="paragraph">
      <style:paragraph-properties fo:margin-bottom="0in" style:line-height-at-least="0.1979in" fo:background-color="#1E1E1E"/>
    </style:style>
    <style:style style:name="T8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82" style:parent-style-name="Normal" style:family="paragraph">
      <style:paragraph-properties fo:margin-bottom="0in" style:line-height-at-least="0.1979in" fo:background-color="#1E1E1E"/>
    </style:style>
    <style:style style:name="T8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84" style:parent-style-name="Normal" style:family="paragraph">
      <style:paragraph-properties fo:margin-bottom="0in" style:line-height-at-least="0.1979in" fo:background-color="#1E1E1E"/>
    </style:style>
    <style:style style:name="T8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86" style:parent-style-name="Normal" style:family="paragraph">
      <style:paragraph-properties fo:margin-bottom="0in" style:line-height-at-least="0.1979in" fo:background-color="#1E1E1E"/>
    </style:style>
    <style:style style:name="T8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88" style:parent-style-name="Normal" style:family="paragraph">
      <style:paragraph-properties fo:margin-bottom="0in" style:line-height-at-least="0.1979in" fo:background-color="#1E1E1E"/>
    </style:style>
    <style:style style:name="T8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9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91" style:parent-style-name="Normal" style:family="paragraph">
      <style:paragraph-properties fo:margin-bottom="0in" style:line-height-at-least="0.1979in" fo:background-color="#1E1E1E"/>
    </style:style>
    <style:style style:name="T9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93" style:parent-style-name="Normal" style:family="paragraph">
      <style:paragraph-properties fo:margin-bottom="0in" style:line-height-at-least="0.1979in" fo:background-color="#1E1E1E"/>
    </style:style>
    <style:style style:name="T9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95" style:parent-style-name="Normal" style:family="paragraph">
      <style:paragraph-properties fo:margin-bottom="0in" style:line-height-at-least="0.1979in" fo:background-color="#1E1E1E"/>
    </style:style>
    <style:style style:name="T9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97" style:parent-style-name="Normal" style:family="paragraph">
      <style:paragraph-properties fo:margin-bottom="0in" style:line-height-at-least="0.1979in" fo:background-color="#1E1E1E"/>
    </style:style>
    <style:style style:name="T9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99" style:parent-style-name="Normal" style:family="paragraph">
      <style:paragraph-properties fo:margin-bottom="0in" style:line-height-at-least="0.1979in" fo:background-color="#1E1E1E"/>
    </style:style>
    <style:style style:name="T10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01" style:parent-style-name="Normal" style:family="paragraph">
      <style:paragraph-properties fo:margin-bottom="0in" style:line-height-at-least="0.1979in" fo:background-color="#1E1E1E"/>
    </style:style>
    <style:style style:name="T10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03" style:parent-style-name="Normal" style:family="paragraph">
      <style:paragraph-properties fo:margin-bottom="0in" style:line-height-at-least="0.1979in" fo:background-color="#1E1E1E"/>
    </style:style>
    <style:style style:name="T10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05" style:parent-style-name="Normal" style:family="paragraph">
      <style:paragraph-properties fo:margin-bottom="0in" style:line-height-at-least="0.1979in" fo:background-color="#1E1E1E"/>
    </style:style>
    <style:style style:name="T10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07" style:parent-style-name="Normal" style:family="paragraph">
      <style:paragraph-properties fo:margin-bottom="0in" style:line-height-at-least="0.1979in" fo:background-color="#1E1E1E"/>
    </style:style>
    <style:style style:name="T10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09" style:parent-style-name="Normal" style:family="paragraph">
      <style:paragraph-properties fo:margin-bottom="0in" style:line-height-at-least="0.1979in" fo:background-color="#1E1E1E"/>
    </style:style>
    <style:style style:name="T11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11" style:parent-style-name="Normal" style:family="paragraph">
      <style:paragraph-properties fo:margin-bottom="0in" style:line-height-at-least="0.1979in" fo:background-color="#1E1E1E"/>
    </style:style>
    <style:style style:name="T11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13" style:parent-style-name="Normal" style:family="paragraph">
      <style:paragraph-properties fo:margin-bottom="0in" style:line-height-at-least="0.1979in" fo:background-color="#1E1E1E"/>
    </style:style>
    <style:style style:name="T11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15" style:parent-style-name="Normal" style:family="paragraph">
      <style:paragraph-properties fo:margin-bottom="0in" style:line-height-at-least="0.1979in" fo:background-color="#1E1E1E"/>
    </style:style>
    <style:style style:name="T11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17" style:parent-style-name="Normal" style:family="paragraph">
      <style:paragraph-properties fo:margin-bottom="0in" style:line-height-at-least="0.1979in" fo:background-color="#1E1E1E"/>
    </style:style>
    <style:style style:name="T11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19" style:parent-style-name="Normal" style:family="paragraph">
      <style:paragraph-properties fo:margin-bottom="0in" style:line-height-at-least="0.1979in" fo:background-color="#1E1E1E"/>
    </style:style>
    <style:style style:name="T12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21" style:parent-style-name="Normal" style:family="paragraph">
      <style:paragraph-properties fo:margin-bottom="0in" style:line-height-at-least="0.1979in" fo:background-color="#1E1E1E"/>
    </style:style>
    <style:style style:name="T12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23" style:parent-style-name="Normal" style:family="paragraph">
      <style:paragraph-properties fo:margin-bottom="0in" style:line-height-at-least="0.1979in" fo:background-color="#1E1E1E"/>
    </style:style>
    <style:style style:name="T12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25" style:parent-style-name="Normal" style:family="paragraph">
      <style:paragraph-properties fo:margin-bottom="0in" style:line-height-at-least="0.1979in" fo:background-color="#1E1E1E"/>
    </style:style>
    <style:style style:name="T12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27" style:parent-style-name="Normal" style:family="paragraph">
      <style:paragraph-properties fo:margin-bottom="0in" style:line-height-at-least="0.1979in" fo:background-color="#1E1E1E"/>
    </style:style>
    <style:style style:name="T12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30" style:parent-style-name="Normal" style:family="paragraph">
      <style:paragraph-properties fo:margin-bottom="0in" style:line-height-at-least="0.1979in" fo:background-color="#1E1E1E"/>
    </style:style>
    <style:style style:name="T13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32" style:parent-style-name="Normal" style:family="paragraph">
      <style:paragraph-properties fo:margin-bottom="0in" style:line-height-at-least="0.1979in" fo:background-color="#1E1E1E"/>
    </style:style>
    <style:style style:name="T13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34" style:parent-style-name="Normal" style:family="paragraph">
      <style:paragraph-properties fo:margin-bottom="0in" style:line-height-at-least="0.1979in" fo:background-color="#1E1E1E"/>
    </style:style>
    <style:style style:name="T13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36" style:parent-style-name="Normal" style:family="paragraph">
      <style:paragraph-properties fo:margin-bottom="0in" style:line-height-at-least="0.1979in" fo:background-color="#1E1E1E"/>
    </style:style>
    <style:style style:name="T13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38" style:parent-style-name="Normal" style:family="paragraph">
      <style:paragraph-properties fo:margin-bottom="0in" style:line-height-at-least="0.1979in" fo:background-color="#1E1E1E"/>
    </style:style>
    <style:style style:name="T13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40" style:parent-style-name="Normal" style:family="paragraph">
      <style:paragraph-properties fo:margin-bottom="0in" style:line-height-at-least="0.1979in" fo:background-color="#1E1E1E"/>
    </style:style>
    <style:style style:name="T14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42" style:parent-style-name="Normal" style:family="paragraph">
      <style:paragraph-properties fo:margin-bottom="0in" style:line-height-at-least="0.1979in" fo:background-color="#1E1E1E"/>
    </style:style>
    <style:style style:name="T14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44" style:parent-style-name="Normal" style:family="paragraph">
      <style:paragraph-properties fo:margin-bottom="0in" style:line-height-at-least="0.1979in" fo:background-color="#1E1E1E"/>
    </style:style>
    <style:style style:name="T14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46" style:parent-style-name="Normal" style:family="paragraph">
      <style:paragraph-properties fo:margin-bottom="0in" style:line-height-at-least="0.1979in" fo:background-color="#1E1E1E"/>
    </style:style>
    <style:style style:name="T14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48" style:parent-style-name="Normal" style:family="paragraph">
      <style:paragraph-properties fo:margin-bottom="0in" style:line-height-at-least="0.1979in" fo:background-color="#1E1E1E"/>
    </style:style>
    <style:style style:name="T14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50" style:parent-style-name="Normal" style:family="paragraph">
      <style:paragraph-properties fo:margin-bottom="0in" style:line-height-at-least="0.1979in" fo:background-color="#1E1E1E"/>
    </style:style>
    <style:style style:name="T15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52" style:parent-style-name="Normal" style:family="paragraph">
      <style:paragraph-properties fo:margin-bottom="0in" style:line-height-at-least="0.1979in" fo:background-color="#1E1E1E"/>
    </style:style>
    <style:style style:name="T15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154" style:parent-style-name="Normal" style:family="paragraph">
      <style:paragraph-properties fo:margin-bottom="0in" style:line-height-at-least="0.1979in" fo:background-color="#1E1E1E"/>
    </style:style>
    <style:style style:name="T15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156" style:parent-style-name="Normal" style:family="paragraph">
      <style:paragraph-properties fo:margin-bottom="0in" style:line-height-at-least="0.1979in" fo:background-color="#1E1E1E"/>
    </style:style>
    <style:style style:name="T15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158" style:parent-style-name="Normal" style:family="paragraph">
      <style:paragraph-properties fo:margin-bottom="0in" style:line-height-at-least="0.1979in" fo:background-color="#1E1E1E"/>
    </style:style>
    <style:style style:name="T15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160" style:parent-style-name="Normal" style:family="paragraph">
      <style:paragraph-properties fo:margin-bottom="0in" style:line-height-at-least="0.1979in" fo:background-color="#1E1E1E"/>
    </style:style>
    <style:style style:name="T16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T16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63" style:parent-style-name="Normal" style:family="paragraph">
      <style:paragraph-properties fo:margin-bottom="0in" style:line-height-at-least="0.1979in" fo:background-color="#1E1E1E"/>
    </style:style>
    <style:style style:name="T16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65" style:parent-style-name="Normal" style:family="paragraph">
      <style:paragraph-properties fo:margin-bottom="0in" style:line-height-at-least="0.1979in" fo:background-color="#1E1E1E"/>
    </style:style>
    <style:style style:name="T16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67" style:parent-style-name="Normal" style:family="paragraph">
      <style:paragraph-properties fo:margin-bottom="0in" style:line-height-at-least="0.1979in" fo:background-color="#1E1E1E"/>
    </style:style>
    <style:style style:name="T16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69" style:parent-style-name="Normal" style:family="paragraph">
      <style:paragraph-properties fo:margin-bottom="0in" style:line-height-at-least="0.1979in" fo:background-color="#1E1E1E"/>
    </style:style>
    <style:style style:name="T17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73" style:parent-style-name="Normal" style:family="paragraph">
      <style:paragraph-properties fo:margin-bottom="0in" style:line-height-at-least="0.1979in" fo:background-color="#1E1E1E"/>
    </style:style>
    <style:style style:name="T17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75" style:parent-style-name="Normal" style:family="paragraph">
      <style:paragraph-properties fo:margin-bottom="0in" style:line-height-at-least="0.1979in" fo:background-color="#1E1E1E"/>
    </style:style>
    <style:style style:name="T17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77" style:parent-style-name="Normal" style:family="paragraph">
      <style:paragraph-properties fo:margin-bottom="0in" style:line-height-at-least="0.1979in" fo:background-color="#1E1E1E"/>
    </style:style>
    <style:style style:name="T17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79" style:parent-style-name="Normal" style:family="paragraph">
      <style:paragraph-properties fo:margin-bottom="0in" style:line-height-at-least="0.1979in" fo:background-color="#1E1E1E"/>
    </style:style>
    <style:style style:name="T18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81" style:parent-style-name="Normal" style:family="paragraph">
      <style:paragraph-properties fo:margin-bottom="0in" style:line-height-at-least="0.1979in" fo:background-color="#1E1E1E"/>
    </style:style>
    <style:style style:name="T18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83" style:parent-style-name="Normal" style:family="paragraph">
      <style:paragraph-properties fo:margin-bottom="0in" style:line-height-at-least="0.1979in" fo:background-color="#1E1E1E"/>
    </style:style>
    <style:style style:name="T18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85" style:parent-style-name="Normal" style:family="paragraph">
      <style:paragraph-properties fo:margin-bottom="0in" style:line-height-at-least="0.1979in" fo:background-color="#1E1E1E"/>
    </style:style>
    <style:style style:name="T18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87" style:parent-style-name="Normal" style:family="paragraph">
      <style:paragraph-properties fo:margin-bottom="0in" style:line-height-at-least="0.1979in" fo:background-color="#1E1E1E"/>
    </style:style>
    <style:style style:name="T18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89" style:parent-style-name="Normal" style:family="paragraph">
      <style:paragraph-properties fo:margin-bottom="0in" style:line-height-at-least="0.1979in" fo:background-color="#1E1E1E"/>
    </style:style>
    <style:style style:name="T19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91" style:parent-style-name="Normal" style:family="paragraph">
      <style:paragraph-properties fo:margin-bottom="0in" style:line-height-at-least="0.1979in" fo:background-color="#1E1E1E"/>
    </style:style>
    <style:style style:name="T19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93" style:parent-style-name="Normal" style:family="paragraph">
      <style:paragraph-properties fo:margin-bottom="0in" style:line-height-at-least="0.1979in" fo:background-color="#1E1E1E"/>
    </style:style>
    <style:style style:name="T19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95" style:parent-style-name="Normal" style:family="paragraph">
      <style:paragraph-properties fo:margin-bottom="0in" style:line-height-at-least="0.1979in" fo:background-color="#1E1E1E"/>
    </style:style>
    <style:style style:name="T19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97" style:parent-style-name="Normal" style:family="paragraph">
      <style:paragraph-properties fo:margin-bottom="0in" style:line-height-at-least="0.1979in" fo:background-color="#1E1E1E"/>
    </style:style>
    <style:style style:name="T19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99" style:parent-style-name="Normal" style:family="paragraph">
      <style:paragraph-properties fo:margin-bottom="0in" style:line-height-at-least="0.1979in" fo:background-color="#1E1E1E"/>
    </style:style>
    <style:style style:name="T20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01" style:parent-style-name="Normal" style:family="paragraph">
      <style:paragraph-properties fo:margin-bottom="0in" style:line-height-at-least="0.1979in" fo:background-color="#1E1E1E"/>
    </style:style>
    <style:style style:name="T20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03" style:parent-style-name="Normal" style:family="paragraph">
      <style:paragraph-properties fo:margin-bottom="0in" style:line-height-at-least="0.1979in" fo:background-color="#1E1E1E"/>
    </style:style>
    <style:style style:name="T20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05" style:parent-style-name="Normal" style:family="paragraph">
      <style:paragraph-properties fo:margin-bottom="0in" style:line-height-at-least="0.1979in" fo:background-color="#1E1E1E"/>
    </style:style>
    <style:style style:name="T20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07" style:parent-style-name="Normal" style:family="paragraph">
      <style:paragraph-properties fo:margin-bottom="0in" style:line-height-at-least="0.1979in" fo:background-color="#1E1E1E"/>
    </style:style>
    <style:style style:name="T20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09" style:parent-style-name="Normal" style:family="paragraph">
      <style:paragraph-properties fo:margin-bottom="0in" style:line-height-at-least="0.1979in" fo:background-color="#1E1E1E"/>
    </style:style>
    <style:style style:name="T21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11" style:parent-style-name="Normal" style:family="paragraph">
      <style:paragraph-properties fo:margin-bottom="0in" style:line-height-at-least="0.1979in" fo:background-color="#1E1E1E"/>
    </style:style>
    <style:style style:name="T21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13" style:parent-style-name="Normal" style:family="paragraph">
      <style:paragraph-properties fo:margin-bottom="0in" style:line-height-at-least="0.1979in" fo:background-color="#1E1E1E"/>
    </style:style>
    <style:style style:name="T21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15" style:parent-style-name="Normal" style:family="paragraph">
      <style:paragraph-properties fo:margin-bottom="0in" style:line-height-at-least="0.1979in" fo:background-color="#1E1E1E"/>
    </style:style>
    <style:style style:name="T21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17" style:parent-style-name="Normal" style:family="paragraph">
      <style:paragraph-properties fo:margin-bottom="0in" style:line-height-at-least="0.1979in" fo:background-color="#1E1E1E"/>
    </style:style>
    <style:style style:name="T21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19" style:parent-style-name="Normal" style:family="paragraph">
      <style:paragraph-properties fo:margin-bottom="0in" style:line-height-at-least="0.1979in" fo:background-color="#1E1E1E"/>
    </style:style>
    <style:style style:name="T22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2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22" style:parent-style-name="Normal" style:family="paragraph">
      <style:paragraph-properties fo:margin-bottom="0in" style:line-height-at-least="0.1979in" fo:background-color="#1E1E1E"/>
    </style:style>
    <style:style style:name="T22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24" style:parent-style-name="Normal" style:family="paragraph">
      <style:paragraph-properties fo:margin-bottom="0in" style:line-height-at-least="0.1979in" fo:background-color="#1E1E1E"/>
    </style:style>
    <style:style style:name="T22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26" style:parent-style-name="Normal" style:family="paragraph">
      <style:paragraph-properties fo:margin-bottom="0in" style:line-height-at-least="0.1979in" fo:background-color="#1E1E1E"/>
    </style:style>
    <style:style style:name="T22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28" style:parent-style-name="Normal" style:family="paragraph">
      <style:paragraph-properties fo:margin-bottom="0in" style:line-height-at-least="0.1979in" fo:background-color="#1E1E1E"/>
    </style:style>
    <style:style style:name="T22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30" style:parent-style-name="Normal" style:family="paragraph">
      <style:paragraph-properties fo:margin-bottom="0in" style:line-height-at-least="0.1979in" fo:background-color="#1E1E1E"/>
    </style:style>
    <style:style style:name="T23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32" style:parent-style-name="Normal" style:family="paragraph">
      <style:paragraph-properties fo:margin-bottom="0in" style:line-height-at-least="0.1979in" fo:background-color="#1E1E1E"/>
    </style:style>
    <style:style style:name="T23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34" style:parent-style-name="Normal" style:family="paragraph">
      <style:paragraph-properties fo:margin-bottom="0in" style:line-height-at-least="0.1979in" fo:background-color="#1E1E1E"/>
    </style:style>
    <style:style style:name="T23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36" style:parent-style-name="Normal" style:family="paragraph">
      <style:paragraph-properties fo:margin-bottom="0in" style:line-height-at-least="0.1979in" fo:background-color="#1E1E1E"/>
    </style:style>
    <style:style style:name="T23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38" style:parent-style-name="Normal" style:family="paragraph">
      <style:paragraph-properties fo:margin-bottom="0in" style:line-height-at-least="0.1979in" fo:background-color="#1E1E1E"/>
    </style:style>
    <style:style style:name="T23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40" style:parent-style-name="Normal" style:family="paragraph">
      <style:paragraph-properties fo:margin-bottom="0in" style:line-height-at-least="0.1979in" fo:background-color="#1E1E1E"/>
    </style:style>
    <style:style style:name="T24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42" style:parent-style-name="Normal" style:family="paragraph">
      <style:paragraph-properties fo:margin-bottom="0in" style:line-height-at-least="0.1979in" fo:background-color="#1E1E1E"/>
    </style:style>
    <style:style style:name="T24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44" style:parent-style-name="Normal" style:family="paragraph">
      <style:paragraph-properties fo:margin-bottom="0in" style:line-height-at-least="0.1979in" fo:background-color="#1E1E1E"/>
    </style:style>
    <style:style style:name="T24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46" style:parent-style-name="Normal" style:family="paragraph">
      <style:paragraph-properties fo:margin-bottom="0in" style:line-height-at-least="0.1979in" fo:background-color="#1E1E1E"/>
    </style:style>
    <style:style style:name="T24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48" style:parent-style-name="Normal" style:family="paragraph">
      <style:paragraph-properties fo:margin-bottom="0in" style:line-height-at-least="0.1979in" fo:background-color="#1E1E1E"/>
    </style:style>
    <style:style style:name="T24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50" style:parent-style-name="Normal" style:family="paragraph">
      <style:paragraph-properties fo:margin-bottom="0in" style:line-height-at-least="0.1979in" fo:background-color="#1E1E1E"/>
    </style:style>
    <style:style style:name="T25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52" style:parent-style-name="Normal" style:family="paragraph">
      <style:paragraph-properties fo:margin-bottom="0in" style:line-height-at-least="0.1979in" fo:background-color="#1E1E1E"/>
    </style:style>
    <style:style style:name="T25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54" style:parent-style-name="Normal" style:family="paragraph">
      <style:paragraph-properties fo:margin-bottom="0in" style:line-height-at-least="0.1979in" fo:background-color="#1E1E1E"/>
    </style:style>
    <style:style style:name="T25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56" style:parent-style-name="Normal" style:family="paragraph">
      <style:paragraph-properties fo:margin-bottom="0in" style:line-height-at-least="0.1979in" fo:background-color="#1E1E1E"/>
    </style:style>
    <style:style style:name="T25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58" style:parent-style-name="Normal" style:family="paragraph">
      <style:paragraph-properties fo:margin-bottom="0in" style:line-height-at-least="0.1979in" fo:background-color="#1E1E1E"/>
    </style:style>
    <style:style style:name="T25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60" style:parent-style-name="Normal" style:family="paragraph">
      <style:paragraph-properties fo:margin-bottom="0in" style:line-height-at-least="0.1979in" fo:background-color="#1E1E1E"/>
    </style:style>
    <style:style style:name="T26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62" style:parent-style-name="Normal" style:family="paragraph">
      <style:paragraph-properties fo:margin-bottom="0in" style:line-height-at-least="0.1979in" fo:background-color="#1E1E1E"/>
    </style:style>
    <style:style style:name="T26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64" style:parent-style-name="Normal" style:family="paragraph">
      <style:paragraph-properties fo:margin-bottom="0in" style:line-height-at-least="0.1979in" fo:background-color="#1E1E1E"/>
    </style:style>
    <style:style style:name="T26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66" style:parent-style-name="Normal" style:family="paragraph">
      <style:paragraph-properties fo:margin-bottom="0in" style:line-height-at-least="0.1979in" fo:background-color="#1E1E1E"/>
    </style:style>
    <style:style style:name="T26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68" style:parent-style-name="Normal" style:family="paragraph">
      <style:paragraph-properties fo:margin-bottom="0in" style:line-height-at-least="0.1979in" fo:background-color="#1E1E1E"/>
    </style:style>
    <style:style style:name="T26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70" style:parent-style-name="Normal" style:family="paragraph">
      <style:paragraph-properties fo:margin-bottom="0in" style:line-height-at-least="0.1979in" fo:background-color="#1E1E1E"/>
    </style:style>
    <style:style style:name="T27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72" style:parent-style-name="Normal" style:family="paragraph">
      <style:paragraph-properties fo:margin-bottom="0in" style:line-height-at-least="0.1979in" fo:background-color="#1E1E1E"/>
    </style:style>
    <style:style style:name="T27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74" style:parent-style-name="Normal" style:family="paragraph">
      <style:paragraph-properties fo:margin-bottom="0in" style:line-height-at-least="0.1979in" fo:background-color="#1E1E1E"/>
    </style:style>
    <style:style style:name="T27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76" style:parent-style-name="Normal" style:family="paragraph">
      <style:paragraph-properties fo:margin-bottom="0in" style:line-height-at-least="0.1979in" fo:background-color="#1E1E1E"/>
    </style:style>
    <style:style style:name="T27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78" style:parent-style-name="Normal" style:family="paragraph">
      <style:paragraph-properties fo:margin-bottom="0in" style:line-height-at-least="0.1979in" fo:background-color="#1E1E1E"/>
    </style:style>
    <style:style style:name="T27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80" style:parent-style-name="Normal" style:family="paragraph">
      <style:paragraph-properties fo:margin-bottom="0in" style:line-height-at-least="0.1979in" fo:background-color="#1E1E1E"/>
    </style:style>
    <style:style style:name="T28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82" style:parent-style-name="Normal" style:family="paragraph">
      <style:paragraph-properties fo:margin-bottom="0in" style:line-height-at-least="0.1979in" fo:background-color="#1E1E1E"/>
    </style:style>
    <style:style style:name="T28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84" style:parent-style-name="Normal" style:family="paragraph">
      <style:paragraph-properties fo:margin-bottom="0in" style:line-height-at-least="0.1979in" fo:background-color="#1E1E1E"/>
    </style:style>
    <style:style style:name="T28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86" style:parent-style-name="Normal" style:family="paragraph">
      <style:paragraph-properties fo:margin-bottom="0in" style:line-height-at-least="0.1979in" fo:background-color="#1E1E1E"/>
    </style:style>
    <style:style style:name="T28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88" style:parent-style-name="Normal" style:family="paragraph">
      <style:paragraph-properties fo:margin-bottom="0in" style:line-height-at-least="0.1979in" fo:background-color="#1E1E1E"/>
    </style:style>
    <style:style style:name="T28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90" style:parent-style-name="Normal" style:family="paragraph">
      <style:paragraph-properties fo:margin-bottom="0in" style:line-height-at-least="0.1979in" fo:background-color="#1E1E1E"/>
    </style:style>
    <style:style style:name="T29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92" style:parent-style-name="Normal" style:family="paragraph">
      <style:paragraph-properties fo:margin-bottom="0in" style:line-height-at-least="0.1979in" fo:background-color="#1E1E1E"/>
    </style:style>
    <style:style style:name="T29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94" style:parent-style-name="Normal" style:family="paragraph">
      <style:paragraph-properties fo:margin-bottom="0in" style:line-height-at-least="0.1979in" fo:background-color="#1E1E1E"/>
    </style:style>
    <style:style style:name="T29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9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97" style:parent-style-name="Normal" style:family="paragraph">
      <style:paragraph-properties fo:margin-bottom="0in" style:line-height-at-least="0.1979in" fo:background-color="#1E1E1E"/>
    </style:style>
    <style:style style:name="T29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99" style:parent-style-name="Normal" style:family="paragraph">
      <style:paragraph-properties fo:margin-bottom="0in" style:line-height-at-least="0.1979in" fo:background-color="#1E1E1E"/>
    </style:style>
    <style:style style:name="T30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01" style:parent-style-name="Normal" style:family="paragraph">
      <style:paragraph-properties fo:margin-bottom="0in" style:line-height-at-least="0.1979in" fo:background-color="#1E1E1E"/>
    </style:style>
    <style:style style:name="T30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03" style:parent-style-name="Normal" style:family="paragraph">
      <style:paragraph-properties fo:margin-bottom="0in" style:line-height-at-least="0.1979in" fo:background-color="#1E1E1E"/>
    </style:style>
    <style:style style:name="T30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05" style:parent-style-name="Normal" style:family="paragraph">
      <style:paragraph-properties fo:margin-bottom="0in" style:line-height-at-least="0.1979in" fo:background-color="#1E1E1E"/>
    </style:style>
    <style:style style:name="T30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07" style:parent-style-name="Normal" style:family="paragraph">
      <style:paragraph-properties fo:margin-bottom="0in" style:line-height-at-least="0.1979in" fo:background-color="#1E1E1E"/>
    </style:style>
    <style:style style:name="T30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09" style:parent-style-name="Normal" style:family="paragraph">
      <style:paragraph-properties fo:margin-bottom="0in" style:line-height-at-least="0.1979in" fo:background-color="#1E1E1E"/>
    </style:style>
    <style:style style:name="T31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11" style:parent-style-name="Normal" style:family="paragraph">
      <style:paragraph-properties fo:margin-bottom="0in" style:line-height-at-least="0.1979in" fo:background-color="#1E1E1E"/>
    </style:style>
    <style:style style:name="T31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13" style:parent-style-name="Normal" style:family="paragraph">
      <style:paragraph-properties fo:margin-bottom="0in" style:line-height-at-least="0.1979in" fo:background-color="#1E1E1E"/>
    </style:style>
    <style:style style:name="T31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15" style:parent-style-name="Normal" style:family="paragraph">
      <style:paragraph-properties fo:margin-bottom="0in" style:line-height-at-least="0.1979in" fo:background-color="#1E1E1E"/>
    </style:style>
    <style:style style:name="T31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17" style:parent-style-name="Normal" style:family="paragraph">
      <style:paragraph-properties fo:margin-bottom="0in" style:line-height-at-least="0.1979in" fo:background-color="#1E1E1E"/>
    </style:style>
    <style:style style:name="T31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19" style:parent-style-name="Normal" style:family="paragraph">
      <style:paragraph-properties fo:margin-bottom="0in" style:line-height-at-least="0.1979in" fo:background-color="#1E1E1E"/>
    </style:style>
    <style:style style:name="T32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21" style:parent-style-name="Normal" style:family="paragraph">
      <style:paragraph-properties fo:margin-bottom="0in" style:line-height-at-least="0.1979in" fo:background-color="#1E1E1E"/>
    </style:style>
    <style:style style:name="T32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23" style:parent-style-name="Normal" style:family="paragraph">
      <style:paragraph-properties fo:margin-bottom="0in" style:line-height-at-least="0.1979in" fo:background-color="#1E1E1E"/>
    </style:style>
    <style:style style:name="T32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25" style:parent-style-name="Normal" style:family="paragraph">
      <style:paragraph-properties fo:margin-bottom="0in" style:line-height-at-least="0.1979in" fo:background-color="#1E1E1E"/>
    </style:style>
    <style:style style:name="T32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27" style:parent-style-name="Normal" style:family="paragraph">
      <style:paragraph-properties fo:margin-bottom="0in" style:line-height-at-least="0.1979in" fo:background-color="#1E1E1E"/>
    </style:style>
    <style:style style:name="T32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30" style:parent-style-name="Normal" style:family="paragraph">
      <style:paragraph-properties fo:margin-bottom="0in" style:line-height-at-least="0.1979in" fo:background-color="#1E1E1E"/>
    </style:style>
    <style:style style:name="T33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32" style:parent-style-name="Normal" style:family="paragraph">
      <style:paragraph-properties fo:margin-bottom="0in" style:line-height-at-least="0.1979in" fo:background-color="#1E1E1E"/>
    </style:style>
    <style:style style:name="T33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34" style:parent-style-name="Normal" style:family="paragraph">
      <style:paragraph-properties fo:margin-bottom="0in" style:line-height-at-least="0.1979in" fo:background-color="#1E1E1E"/>
    </style:style>
    <style:style style:name="T33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36" style:parent-style-name="Normal" style:family="paragraph">
      <style:paragraph-properties fo:margin-bottom="0in" style:line-height-at-least="0.1979in" fo:background-color="#1E1E1E"/>
    </style:style>
    <style:style style:name="T33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38" style:parent-style-name="Normal" style:family="paragraph">
      <style:paragraph-properties fo:margin-bottom="0in" style:line-height-at-least="0.1979in" fo:background-color="#1E1E1E"/>
    </style:style>
    <style:style style:name="T33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40" style:parent-style-name="Normal" style:family="paragraph">
      <style:paragraph-properties fo:margin-bottom="0in" style:line-height-at-least="0.1979in" fo:background-color="#1E1E1E"/>
    </style:style>
    <style:style style:name="T34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42" style:parent-style-name="Normal" style:family="paragraph">
      <style:paragraph-properties fo:margin-bottom="0in" style:line-height-at-least="0.1979in" fo:background-color="#1E1E1E"/>
    </style:style>
    <style:style style:name="T34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44" style:parent-style-name="Normal" style:family="paragraph">
      <style:paragraph-properties fo:margin-bottom="0in" style:line-height-at-least="0.1979in" fo:background-color="#1E1E1E"/>
    </style:style>
    <style:style style:name="T34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46" style:parent-style-name="Normal" style:family="paragraph">
      <style:paragraph-properties fo:margin-bottom="0in" style:line-height-at-least="0.1979in" fo:background-color="#1E1E1E"/>
    </style:style>
    <style:style style:name="T34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48" style:parent-style-name="Normal" style:family="paragraph">
      <style:paragraph-properties fo:margin-bottom="0in" style:line-height-at-least="0.1979in" fo:background-color="#1E1E1E"/>
    </style:style>
    <style:style style:name="T34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50" style:parent-style-name="Normal" style:family="paragraph">
      <style:paragraph-properties fo:margin-bottom="0in" style:line-height-at-least="0.1979in" fo:background-color="#1E1E1E"/>
    </style:style>
    <style:style style:name="T35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52" style:parent-style-name="Normal" style:family="paragraph">
      <style:paragraph-properties fo:margin-bottom="0in" style:line-height-at-least="0.1979in" fo:background-color="#1E1E1E"/>
    </style:style>
    <style:style style:name="T35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54" style:parent-style-name="Normal" style:family="paragraph">
      <style:paragraph-properties fo:margin-bottom="0in" style:line-height-at-least="0.1979in" fo:background-color="#1E1E1E"/>
    </style:style>
    <style:style style:name="T35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56" style:parent-style-name="Normal" style:family="paragraph">
      <style:paragraph-properties fo:margin-bottom="0in" style:line-height-at-least="0.1979in" fo:background-color="#1E1E1E"/>
    </style:style>
    <style:style style:name="T35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58" style:parent-style-name="Normal" style:family="paragraph">
      <style:paragraph-properties fo:margin-bottom="0in" style:line-height-at-least="0.1979in" fo:background-color="#1E1E1E"/>
    </style:style>
    <style:style style:name="T35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60" style:parent-style-name="Normal" style:family="paragraph">
      <style:paragraph-properties fo:margin-bottom="0in" style:line-height-at-least="0.1979in" fo:background-color="#1E1E1E"/>
    </style:style>
    <style:style style:name="T36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62" style:parent-style-name="Normal" style:family="paragraph">
      <style:paragraph-properties fo:margin-bottom="0in" style:line-height-at-least="0.1979in" fo:background-color="#1E1E1E"/>
    </style:style>
    <style:style style:name="T36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65" style:parent-style-name="Normal" style:family="paragraph">
      <style:paragraph-properties fo:margin-bottom="0in" style:line-height-at-least="0.1979in" fo:background-color="#1E1E1E"/>
    </style:style>
    <style:style style:name="T36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67" style:parent-style-name="Normal" style:family="paragraph">
      <style:paragraph-properties fo:margin-bottom="0in" style:line-height-at-least="0.1979in" fo:background-color="#1E1E1E"/>
    </style:style>
    <style:style style:name="T36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69" style:parent-style-name="Normal" style:family="paragraph">
      <style:paragraph-properties fo:margin-bottom="0in" style:line-height-at-least="0.1979in" fo:background-color="#1E1E1E"/>
    </style:style>
    <style:style style:name="T37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71" style:parent-style-name="Normal" style:family="paragraph">
      <style:paragraph-properties fo:margin-bottom="0in" style:line-height-at-least="0.1979in" fo:background-color="#1E1E1E"/>
    </style:style>
    <style:style style:name="T37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73" style:parent-style-name="Normal" style:family="paragraph">
      <style:paragraph-properties fo:margin-bottom="0in" style:line-height-at-least="0.1979in" fo:background-color="#1E1E1E"/>
    </style:style>
    <style:style style:name="T37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75" style:parent-style-name="Normal" style:family="paragraph">
      <style:paragraph-properties fo:margin-bottom="0in" style:line-height-at-least="0.1979in" fo:background-color="#1E1E1E"/>
    </style:style>
    <style:style style:name="T37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77" style:parent-style-name="Normal" style:family="paragraph">
      <style:paragraph-properties fo:margin-bottom="0in" style:line-height-at-least="0.1979in" fo:background-color="#1E1E1E"/>
    </style:style>
    <style:style style:name="T37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79" style:parent-style-name="Normal" style:family="paragraph">
      <style:paragraph-properties fo:margin-bottom="0in" style:line-height-at-least="0.1979in" fo:background-color="#1E1E1E"/>
    </style:style>
    <style:style style:name="T38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81" style:parent-style-name="Normal" style:family="paragraph">
      <style:paragraph-properties fo:margin-bottom="0in" style:line-height-at-least="0.1979in" fo:background-color="#1E1E1E"/>
    </style:style>
    <style:style style:name="T38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83" style:parent-style-name="Normal" style:family="paragraph">
      <style:paragraph-properties fo:margin-bottom="0in" style:line-height-at-least="0.1979in" fo:background-color="#1E1E1E"/>
    </style:style>
    <style:style style:name="T38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85" style:parent-style-name="Normal" style:family="paragraph">
      <style:paragraph-properties fo:margin-bottom="0in" style:line-height-at-least="0.1979in" fo:background-color="#1E1E1E"/>
    </style:style>
    <style:style style:name="T38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87" style:parent-style-name="Normal" style:family="paragraph">
      <style:paragraph-properties fo:margin-bottom="0in" style:line-height-at-least="0.1979in" fo:background-color="#1E1E1E"/>
    </style:style>
    <style:style style:name="T38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89" style:parent-style-name="Normal" style:family="paragraph">
      <style:paragraph-properties fo:margin-bottom="0in" style:line-height-at-least="0.1979in" fo:background-color="#1E1E1E"/>
    </style:style>
    <style:style style:name="T39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91" style:parent-style-name="Normal" style:family="paragraph">
      <style:paragraph-properties fo:margin-bottom="0in" style:line-height-at-least="0.1979in" fo:background-color="#1E1E1E"/>
    </style:style>
    <style:style style:name="T39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93" style:parent-style-name="Normal" style:family="paragraph">
      <style:paragraph-properties fo:margin-bottom="0in" style:line-height-at-least="0.1979in" fo:background-color="#1E1E1E"/>
    </style:style>
    <style:style style:name="T39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95" style:parent-style-name="Normal" style:family="paragraph">
      <style:paragraph-properties fo:margin-bottom="0in" style:line-height-at-least="0.1979in" fo:background-color="#1E1E1E"/>
    </style:style>
    <style:style style:name="T39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97" style:parent-style-name="Normal" style:family="paragraph">
      <style:paragraph-properties fo:margin-bottom="0in" style:line-height-at-least="0.1979in" fo:background-color="#1E1E1E"/>
    </style:style>
    <style:style style:name="T39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99" style:parent-style-name="Normal" style:family="paragraph">
      <style:paragraph-properties fo:margin-bottom="0in" style:line-height-at-least="0.1979in" fo:background-color="#1E1E1E"/>
    </style:style>
    <style:style style:name="T40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01" style:parent-style-name="Normal" style:family="paragraph">
      <style:paragraph-properties fo:margin-bottom="0in" style:line-height-at-least="0.1979in" fo:background-color="#1E1E1E"/>
    </style:style>
    <style:style style:name="T40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03" style:parent-style-name="Normal" style:family="paragraph">
      <style:paragraph-properties fo:margin-bottom="0in" style:line-height-at-least="0.1979in" fo:background-color="#1E1E1E"/>
    </style:style>
    <style:style style:name="T40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05" style:parent-style-name="Normal" style:family="paragraph">
      <style:paragraph-properties fo:margin-bottom="0in" style:line-height-at-least="0.1979in" fo:background-color="#1E1E1E"/>
    </style:style>
    <style:style style:name="T40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07" style:parent-style-name="Normal" style:family="paragraph">
      <style:paragraph-properties fo:margin-bottom="0in" style:line-height-at-least="0.1979in" fo:background-color="#1E1E1E"/>
    </style:style>
    <style:style style:name="T40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09" style:parent-style-name="Normal" style:family="paragraph">
      <style:paragraph-properties fo:margin-bottom="0in" style:line-height-at-least="0.1979in" fo:background-color="#1E1E1E"/>
    </style:style>
    <style:style style:name="T41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11" style:parent-style-name="Normal" style:family="paragraph">
      <style:paragraph-properties fo:margin-bottom="0in" style:line-height-at-least="0.1979in" fo:background-color="#1E1E1E"/>
    </style:style>
    <style:style style:name="T41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13" style:parent-style-name="Normal" style:family="paragraph">
      <style:paragraph-properties fo:margin-bottom="0in" style:line-height-at-least="0.1979in" fo:background-color="#1E1E1E"/>
    </style:style>
    <style:style style:name="T41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15" style:parent-style-name="Normal" style:family="paragraph">
      <style:paragraph-properties fo:margin-bottom="0in" style:line-height-at-least="0.1979in" fo:background-color="#1E1E1E"/>
    </style:style>
    <style:style style:name="T41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17" style:parent-style-name="Normal" style:family="paragraph">
      <style:paragraph-properties fo:margin-bottom="0in" style:line-height-at-least="0.1979in" fo:background-color="#1E1E1E"/>
    </style:style>
    <style:style style:name="T41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19" style:parent-style-name="Normal" style:family="paragraph">
      <style:paragraph-properties fo:margin-bottom="0in" style:line-height-at-least="0.1979in" fo:background-color="#1E1E1E"/>
    </style:style>
    <style:style style:name="T42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2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22" style:parent-style-name="Normal" style:family="paragraph">
      <style:paragraph-properties fo:margin-bottom="0in" style:line-height-at-least="0.1979in" fo:background-color="#1E1E1E"/>
    </style:style>
    <style:style style:name="T42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24" style:parent-style-name="Normal" style:family="paragraph">
      <style:paragraph-properties fo:margin-bottom="0in" style:line-height-at-least="0.1979in" fo:background-color="#1E1E1E"/>
    </style:style>
    <style:style style:name="T42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26" style:parent-style-name="Normal" style:family="paragraph">
      <style:paragraph-properties fo:margin-bottom="0in" style:line-height-at-least="0.1979in" fo:background-color="#1E1E1E"/>
    </style:style>
    <style:style style:name="T42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28" style:parent-style-name="Normal" style:family="paragraph">
      <style:paragraph-properties fo:margin-bottom="0in" style:line-height-at-least="0.1979in" fo:background-color="#1E1E1E"/>
    </style:style>
    <style:style style:name="T42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30" style:parent-style-name="Normal" style:family="paragraph">
      <style:paragraph-properties fo:margin-bottom="0in" style:line-height-at-least="0.1979in" fo:background-color="#1E1E1E"/>
    </style:style>
    <style:style style:name="T43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32" style:parent-style-name="Normal" style:family="paragraph">
      <style:paragraph-properties fo:margin-bottom="0in" style:line-height-at-least="0.1979in" fo:background-color="#1E1E1E"/>
    </style:style>
    <style:style style:name="T43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34" style:parent-style-name="Normal" style:family="paragraph">
      <style:paragraph-properties fo:margin-bottom="0in" style:line-height-at-least="0.1979in" fo:background-color="#1E1E1E"/>
    </style:style>
    <style:style style:name="T43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36" style:parent-style-name="Normal" style:family="paragraph">
      <style:paragraph-properties fo:margin-bottom="0in" style:line-height-at-least="0.1979in" fo:background-color="#1E1E1E"/>
    </style:style>
    <style:style style:name="T43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38" style:parent-style-name="Normal" style:family="paragraph">
      <style:paragraph-properties fo:margin-bottom="0in" style:line-height-at-least="0.1979in" fo:background-color="#1E1E1E"/>
    </style:style>
    <style:style style:name="T43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40" style:parent-style-name="Normal" style:family="paragraph">
      <style:paragraph-properties fo:margin-bottom="0in" style:line-height-at-least="0.1979in" fo:background-color="#1E1E1E"/>
    </style:style>
    <style:style style:name="T44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42" style:parent-style-name="Normal" style:family="paragraph">
      <style:paragraph-properties fo:margin-bottom="0in" style:line-height-at-least="0.1979in" fo:background-color="#1E1E1E"/>
    </style:style>
    <style:style style:name="T44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44" style:parent-style-name="Normal" style:family="paragraph">
      <style:paragraph-properties fo:margin-bottom="0in" style:line-height-at-least="0.1979in" fo:background-color="#1E1E1E"/>
    </style:style>
    <style:style style:name="T44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46" style:parent-style-name="Normal" style:family="paragraph">
      <style:paragraph-properties fo:margin-bottom="0in" style:line-height-at-least="0.1979in" fo:background-color="#1E1E1E"/>
    </style:style>
    <style:style style:name="T44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48" style:parent-style-name="Normal" style:family="paragraph">
      <style:paragraph-properties fo:margin-bottom="0in" style:line-height-at-least="0.1979in" fo:background-color="#1E1E1E"/>
    </style:style>
    <style:style style:name="T44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T45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51" style:parent-style-name="Normal" style:family="paragraph">
      <style:paragraph-properties fo:margin-bottom="0in" style:line-height-at-least="0.1979in" fo:background-color="#1E1E1E"/>
    </style:style>
    <style:style style:name="T45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53" style:parent-style-name="Normal" style:family="paragraph">
      <style:paragraph-properties fo:margin-bottom="0in" style:line-height-at-least="0.1979in" fo:background-color="#1E1E1E"/>
    </style:style>
    <style:style style:name="T45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55" style:parent-style-name="Normal" style:family="paragraph">
      <style:paragraph-properties fo:margin-bottom="0in" style:line-height-at-least="0.1979in" fo:background-color="#1E1E1E"/>
    </style:style>
    <style:style style:name="T45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T45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58" style:parent-style-name="Normal" style:family="paragraph">
      <style:paragraph-properties fo:margin-bottom="0in" style:line-height-at-least="0.1979in" fo:background-color="#1E1E1E"/>
    </style:style>
    <style:style style:name="T45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60" style:parent-style-name="Normal" style:family="paragraph">
      <style:paragraph-properties fo:margin-bottom="0in" style:line-height-at-least="0.1979in" fo:background-color="#1E1E1E"/>
    </style:style>
    <style:style style:name="T46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62" style:parent-style-name="Normal" style:family="paragraph">
      <style:paragraph-properties fo:margin-bottom="0in" style:line-height-at-least="0.1979in" fo:background-color="#1E1E1E"/>
    </style:style>
    <style:style style:name="T46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64" style:parent-style-name="Normal" style:family="paragraph">
      <style:paragraph-properties fo:margin-bottom="0in" style:line-height-at-least="0.1979in" fo:background-color="#1E1E1E"/>
    </style:style>
    <style:style style:name="T46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467" style:parent-style-name="Normal" style:family="paragraph">
      <style:paragraph-properties fo:margin-bottom="0in" style:line-height-at-least="0.1979in" fo:background-color="#1E1E1E"/>
    </style:style>
    <style:style style:name="T46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69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470" style:parent-style-name="Normal" style:family="paragraph">
      <style:paragraph-properties fo:margin-bottom="0in" style:line-height-at-least="0.1979in" fo:background-color="#1E1E1E"/>
    </style:style>
    <style:style style:name="T4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7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73" style:parent-style-name="Normal" style:family="paragraph">
      <style:paragraph-properties fo:margin-bottom="0in" style:line-height-at-least="0.1979in" fo:background-color="#1E1E1E"/>
    </style:style>
    <style:style style:name="T47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476" style:parent-style-name="Normal" style:family="paragraph">
      <style:paragraph-properties fo:margin-bottom="0in" style:line-height-at-least="0.1979in" fo:background-color="#1E1E1E"/>
    </style:style>
    <style:style style:name="T4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78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79" style:parent-style-name="Normal" style:family="paragraph">
      <style:paragraph-properties fo:margin-bottom="0in" style:line-height-at-least="0.1979in" fo:background-color="#1E1E1E"/>
    </style:style>
    <style:style style:name="T48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8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482" style:parent-style-name="Normal" style:family="paragraph">
      <style:paragraph-properties fo:margin-bottom="0in" style:line-height-at-least="0.1979in" fo:background-color="#1E1E1E"/>
    </style:style>
    <style:style style:name="T48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T48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85" style:parent-style-name="Normal" style:family="paragraph">
      <style:paragraph-properties fo:margin-bottom="0in" style:line-height-at-least="0.1979in" fo:background-color="#1E1E1E"/>
    </style:style>
    <style:style style:name="T48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48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88" style:parent-style-name="Normal" style:family="paragraph">
      <style:paragraph-properties fo:margin-bottom="0in" style:line-height-at-least="0.1979in" fo:background-color="#1E1E1E"/>
    </style:style>
    <style:style style:name="T489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</office:automatic-styles>
  <office:body>
    <office:text text:use-soft-page-breaks="true">
      <text:p text:style-name="P1"/>
      <text:p text:style-name="P3"><text:span text:style-name="T4">/*</text:span></text:p>
      <text:p text:style-name="P5"><text:span text:style-name="T6">/*essai pour mettre la galerie*/</text:span></text:p>
      <text:p text:style-name="P7"><text:span text:style-name="T8">/*effet qd la souris est sur l'image*/</text:span></text:p>
      <text:p text:style-name="P9"><text:span text:style-name="T10">/*.pivoine:hover {</text:span></text:p>
      <text:p text:style-name="P11"><text:span text:style-name="T12">    opacity:0.8;</text:span></text:p>
      <text:p text:style-name="P13"><text:span text:style-name="T14">    transition: opacity 0.9s;</text:span></text:p>
      <text:p text:style-name="P15"><text:span text:style-name="T16">}</text:span></text:p>
      <text:p text:style-name="P17"><text:span text:style-name="T18">/*LE STYLE DU TEXTE CLICK TO ZOOM*/</text:span></text:p>
      <text:p text:style-name="P19"><text:span text:style-name="T20">/*.click {</text:span></text:p>
      <text:p text:style-name="P21"><text:span text:style-name="T22">  position: absolute;</text:span></text:p>
      <text:p text:style-name="P23"><text:span text:style-name="T24">  left: 0;</text:span></text:p>
      <text:p text:style-name="P25"><text:span text:style-name="T26">  right: 0;</text:span></text:p>
      <text:p text:style-name="P27"><text:span text:style-name="T28">  bottom: 0;</text:span></text:p>
      <text:p text:style-name="P29"><text:span text:style-name="T30">  margin: auto;</text:span></text:p>
      <text:p text:style-name="P31"><text:span text:style-name="T32">  text-align: center;</text:span></text:p>
      <text:p text:style-name="P33"><text:span text:style-name="T34">  z-index: 10;</text:span></text:p>
      <text:p text:style-name="P35"><text:span text:style-name="T36">  color: white;</text:span></text:p>
      <text:p text:style-name="P37"><text:span text:style-name="T38">  background-color: #0708a8;</text:span></text:p>
      <text:p text:style-name="P39"><text:span text:style-name="T40"> <text:s/></text:span><text:span text:style-name="T41">font-size: 1em;</text:span></text:p>
      <text:p text:style-name="P42"><text:span text:style-name="T43">  font-family: "Lucida Console", Courier, monospace;</text:span></text:p>
      <text:p text:style-name="P44"><text:span text:style-name="T45">  opacity: 0; /*opacity 0 car le texte ne doit pas être affiché avant le hover</text:span></text:p>
      <text:p text:style-name="P46"><text:span text:style-name="T47">}</text:span></text:p>
      <text:p text:style-name="P48"/>
      <text:p text:style-name="P49"><text:span text:style-name="T50">/*.racine:hover .click {</text:span></text:p>
      <text:p text:style-name="P51"><text:span text:style-name="T52">    opacity: 1; /*le texte passe à opacity 1 et devient visible</text:span></text:p>
      <text:p text:style-name="P53"><text:span text:style-name="T54">   <text:s/></text:span><text:span text:style-name="T55">transition: opacity 0.9s;</text:span></text:p>
      <text:p text:style-name="P56"><text:span text:style-name="T57">  }</text:span></text:p>
      <text:p text:style-name="P58"/>
      <text:p text:style-name="P59"><text:span text:style-name="T60">.racine {</text:span></text:p>
      <text:p text:style-name="P61"><text:span text:style-name="T62">    position: relative;</text:span></text:p>
      <text:p text:style-name="P63"><text:span text:style-name="T64">    width: 300px;</text:span></text:p>
      <text:p text:style-name="P65"><text:span text:style-name="T66">    height: 300px;</text:span></text:p>
      <text:p text:style-name="P67"><text:span text:style-name="T68">    border: 1px solid #838383;</text:span></text:p>
      <text:p text:style-name="P69"><text:span text:style-name="T70">  }</text:span></text:p>
      <text:p text:style-name="P71"><text:span text:style-name="T72">*/</text:span></text:p>
      <text:p text:style-name="P73"><text:span text:style-name="T74">/*LIGHTBOX*/</text:span></text:p>
      <text:p text:style-name="P75"/>
      <text:p text:style-name="P76"><text:span text:style-name="T77">/*body:after {</text:span></text:p>
      <text:p text:style-name="P78"><text:span text:style-name="T79">    content: img (a href="#ancre_1" data-title="Pivoine")</text:span></text:p>
      <text:p text:style-name="P80"><text:span text:style-name="T81">    (img src="Plantes/pivoine.jpg" class="pivoine" alt="photo de pivine fushia" title="Pivoine")</text:span></text:p>
      <text:p text:style-name="P82"><text:span text:style-name="T83">    (img src="Plantes/pivoine.jpg" class="pivoine" alt="photo de pivine fushia")</text:span></text:p>
      <text:p text:style-name="P84"><text:span text:style-name="T85">    (img src="Plantes/iris2.jpg" class="iris" alt="photo iris blanc")</text:span></text:p>
      <text:p text:style-name="P86"><text:span text:style-name="T87">    display: none;</text:span></text:p>
      <text:p text:style-name="P88"><text:span text:style-name="T89">}</text:span></text:p>
      <text:p text:style-name="P90"/>
      <text:p text:style-name="P91"><text:span text:style-name="T92">.lightboxOverlay {</text:span></text:p>
      <text:soft-page-break/>
      <text:p text:style-name="P93"><text:span text:style-name="T94">    position: absolute;</text:span></text:p>
      <text:p text:style-name="P95"><text:span text:style-name="T96">    top: 0;</text:span></text:p>
      <text:p text:style-name="P97"><text:span text:style-name="T98">    left: 0;</text:span></text:p>
      <text:p text:style-name="P99"><text:span text:style-name="T100">    z-index: 9999;</text:span></text:p>
      <text:p text:style-name="P101"><text:span text:style-name="T102">    background-color: black;</text:span></text:p>
      <text:p text:style-name="P103"><text:span text:style-name="T104">    filter: progid: DXImageTransform.Microsoft.Alpha(Opacity=80);</text:span></text:p>
      <text:p text:style-name="P105"><text:span text:style-name="T106">    opacity: 0.8;</text:span></text:p>
      <text:p text:style-name="P107"><text:span text:style-name="T108">    display: none;</text:span></text:p>
      <text:p text:style-name="P109"><text:span text:style-name="T110">}</text:span></text:p>
      <text:p text:style-name="P111"><text:span text:style-name="T112">.lightbox {</text:span></text:p>
      <text:p text:style-name="P113"><text:span text:style-name="T114">    position: absolute;</text:span></text:p>
      <text:p text:style-name="P115"><text:span text:style-name="T116">    left: 0;</text:span></text:p>
      <text:p text:style-name="P117"><text:span text:style-name="T118">    width: 100%;</text:span></text:p>
      <text:p text:style-name="P119"><text:span text:style-name="T120">    z-index: 10000;</text:span></text:p>
      <text:p text:style-name="P121"><text:span text:style-name="T122">    text-align: center;</text:span></text:p>
      <text:p text:style-name="P123"><text:span text:style-name="T124">    line-height: 0;</text:span></text:p>
      <text:p text:style-name="P125"><text:span text:style-name="T126">    font-weight: normal;</text:span></text:p>
      <text:p text:style-name="P127"><text:span text:style-name="T128">}</text:span></text:p>
      <text:p text:style-name="P129"/>
      <text:p text:style-name="P130"><text:span text:style-name="T131">.lightbox .lb-image {</text:span></text:p>
      <text:p text:style-name="P132"><text:span text:style-name="T133">    display: block;</text:span></text:p>
      <text:p text:style-name="P134"><text:span text:style-name="T135">    height: auto;</text:span></text:p>
      <text:p text:style-name="P136"><text:span text:style-name="T137">    max-width: inherit;</text:span></text:p>
      <text:p text:style-name="P138"><text:span text:style-name="T139">    max-height: none;</text:span></text:p>
      <text:p text:style-name="P140"><text:span text:style-name="T141">    border-radius: 3px;</text:span></text:p>
      <text:p text:style-name="P142"><text:span text:style-name="T143">    /* Image border<text:s/></text:span></text:p>
      <text:p text:style-name="P144"><text:span text:style-name="T145">    border: 4px solid white;</text:span></text:p>
      <text:p text:style-name="P146"><text:span text:style-name="T147">}</text:span></text:p>
      <text:p text:style-name="P148"><text:span text:style-name="T149">.lightbox a img {</text:span></text:p>
      <text:p text:style-name="P150"><text:span text:style-name="T151">    border: none;</text:span></text:p>
      <text:p text:style-name="P152"><text:span text:style-name="T153">}</text:span></text:p>
      <text:p text:style-name="P154"><text:span text:style-name="T155">.lb-outerContainer {</text:span></text:p>
      <text:p text:style-name="P156"><text:span text:style-name="T157">    position: relative;</text:span></text:p>
      <text:p text:style-name="P158"><text:span text:style-name="T159">    *zoom: 1;</text:span></text:p>
      <text:p text:style-name="P160"><text:span text:style-name="T161">   <text:s/></text:span><text:span text:style-name="T162">width: 250px;</text:span></text:p>
      <text:p text:style-name="P163"><text:span text:style-name="T164">    height: 250px;</text:span></text:p>
      <text:p text:style-name="P165"><text:span text:style-name="T166">    margin: 0 auto;</text:span></text:p>
      <text:p text:style-name="P167"><text:span text:style-name="T168">    border-radius: 4px;*/</text:span></text:p>
      <text:p text:style-name="P169"><text:span text:style-name="T170">   <text:s/></text:span><text:span text:style-name="T171">/* Background color behind image.</text:span></text:p>
      <text:p text:style-name="P172"/>
      <text:p text:style-name="P173"><text:span text:style-name="T174"> This is visible during transitions. */</text:span></text:p>
      <text:p text:style-name="P175"><text:span text:style-name="T176">/* background-color: white;</text:span></text:p>
      <text:p text:style-name="P177"><text:span text:style-name="T178">}</text:span></text:p>
      <text:p text:style-name="P179"><text:span text:style-name="T180">.lb-outerContainer:after {</text:span></text:p>
      <text:p text:style-name="P181"><text:span text:style-name="T182">    content: "";</text:span></text:p>
      <text:p text:style-name="P183"><text:span text:style-name="T184">    display: table;</text:span></text:p>
      <text:p text:style-name="P185"><text:span text:style-name="T186">    clear: both;</text:span></text:p>
      <text:p text:style-name="P187"><text:span text:style-name="T188">}</text:span></text:p>
      <text:p text:style-name="P189"><text:span text:style-name="T190">.lb-loader {</text:span></text:p>
      <text:soft-page-break/>
      <text:p text:style-name="P191"><text:span text:style-name="T192">    position: absolute;</text:span></text:p>
      <text:p text:style-name="P193"><text:span text:style-name="T194">    top: 43%;</text:span></text:p>
      <text:p text:style-name="P195"><text:span text:style-name="T196">    left: 0;</text:span></text:p>
      <text:p text:style-name="P197"><text:span text:style-name="T198">    height: 25%;</text:span></text:p>
      <text:p text:style-name="P199"><text:span text:style-name="T200">    width: 100%;</text:span></text:p>
      <text:p text:style-name="P201"><text:span text:style-name="T202">    text-align: center;</text:span></text:p>
      <text:p text:style-name="P203"><text:span text:style-name="T204">    line-height: 0;</text:span></text:p>
      <text:p text:style-name="P205"><text:span text:style-name="T206">}</text:span></text:p>
      <text:p text:style-name="P207"><text:span text:style-name="T208">.lb-cancel {</text:span></text:p>
      <text:p text:style-name="P209"><text:span text:style-name="T210">    display: block;</text:span></text:p>
      <text:p text:style-name="P211"><text:span text:style-name="T212">    width: 32px;</text:span></text:p>
      <text:p text:style-name="P213"><text:span text:style-name="T214">    height: 32px;</text:span></text:p>
      <text:p text:style-name="P215"><text:span text:style-name="T216">    margin: 0 auto;</text:span></text:p>
      <text:p text:style-name="P217"><text:span text:style-name="T218">    background: img (a href="#ancre_1" data-title="Pivoine") no-repeat;</text:span></text:p>
      <text:p text:style-name="P219"><text:span text:style-name="T220">}</text:span></text:p>
      <text:p text:style-name="P221"/>
      <text:p text:style-name="P222"><text:span text:style-name="T223">.lb-nav {</text:span></text:p>
      <text:p text:style-name="P224"><text:span text:style-name="T225">    position: absolute;</text:span></text:p>
      <text:p text:style-name="P226"><text:span text:style-name="T227">    top: 0;</text:span></text:p>
      <text:p text:style-name="P228"><text:span text:style-name="T229">    left: 0;</text:span></text:p>
      <text:p text:style-name="P230"><text:span text:style-name="T231">    height: 100%;</text:span></text:p>
      <text:p text:style-name="P232"><text:span text:style-name="T233">    width: 100%;</text:span></text:p>
      <text:p text:style-name="P234"><text:span text:style-name="T235">    z-index: 10;</text:span></text:p>
      <text:p text:style-name="P236"><text:span text:style-name="T237">}</text:span></text:p>
      <text:p text:style-name="P238"><text:span text:style-name="T239">.lb-container &gt; .nav {</text:span></text:p>
      <text:p text:style-name="P240"><text:span text:style-name="T241">    left: 0;</text:span></text:p>
      <text:p text:style-name="P242"><text:span text:style-name="T243">}</text:span></text:p>
      <text:p text:style-name="P244"><text:span text:style-name="T245">.lb-nav a {</text:span></text:p>
      <text:p text:style-name="P246"><text:span text:style-name="T247">    outline: none;</text:span></text:p>
      <text:p text:style-name="P248"><text:span text:style-name="T249">    background-image: img (a href="#ancre_1" data-title="Pivoine");</text:span></text:p>
      <text:p text:style-name="P250"><text:span text:style-name="T251">}</text:span></text:p>
      <text:p text:style-name="P252"><text:span text:style-name="T253">.lb-prev,</text:span></text:p>
      <text:p text:style-name="P254"><text:span text:style-name="T255">.lb-next {</text:span></text:p>
      <text:p text:style-name="P256"><text:span text:style-name="T257">    height: 100%;</text:span></text:p>
      <text:p text:style-name="P258"><text:span text:style-name="T259">    cursor: pointer;</text:span></text:p>
      <text:p text:style-name="P260"><text:span text:style-name="T261">    display: block;</text:span></text:p>
      <text:p text:style-name="P262"><text:span text:style-name="T263">}</text:span></text:p>
      <text:p text:style-name="P264"><text:span text:style-name="T265">.lb-nav a.lb-prev {</text:span></text:p>
      <text:p text:style-name="P266"><text:span text:style-name="T267">    width: 34%;</text:span></text:p>
      <text:p text:style-name="P268"><text:span text:style-name="T269">    left: 0;</text:span></text:p>
      <text:p text:style-name="P270"><text:span text:style-name="T271">    float: left;</text:span></text:p>
      <text:p text:style-name="P272"><text:span text:style-name="T273">    background: img (a href="#ancre_1" data-title="Pivoine") left 48% no-repeat;</text:span></text:p>
      <text:p text:style-name="P274"><text:span text:style-name="T275">    filter: progid: DXImageTransform.Microsoft.Alpha(Opacity=0);</text:span></text:p>
      <text:p text:style-name="P276"><text:span text:style-name="T277">    opacity: 0;</text:span></text:p>
      <text:p text:style-name="P278"><text:span text:style-name="T279">    -webkit-transition: opacity 0.6s;</text:span></text:p>
      <text:p text:style-name="P280"><text:span text:style-name="T281">    -moz-transition: opacity 0.6s;</text:span></text:p>
      <text:p text:style-name="P282"><text:span text:style-name="T283">    -o-transition: opacity 0.6s;</text:span></text:p>
      <text:p text:style-name="P284"><text:span text:style-name="T285">    transition: opacity 0.6s;</text:span></text:p>
      <text:soft-page-break/>
      <text:p text:style-name="P286"><text:span text:style-name="T287">}</text:span></text:p>
      <text:p text:style-name="P288"><text:span text:style-name="T289">.lb-nav a.lb-prev:hover {</text:span></text:p>
      <text:p text:style-name="P290"><text:span text:style-name="T291">    filter: progid: DXImageTransform.Microsoft.Alpha(Opacity=100);</text:span></text:p>
      <text:p text:style-name="P292"><text:span text:style-name="T293">    opacity: 1;</text:span></text:p>
      <text:p text:style-name="P294"><text:span text:style-name="T295">}</text:span></text:p>
      <text:p text:style-name="P296"/>
      <text:p text:style-name="P297"><text:span text:style-name="T298">.lb-nav a.lb-next {</text:span></text:p>
      <text:p text:style-name="P299"><text:span text:style-name="T300">    width: 64%;</text:span></text:p>
      <text:p text:style-name="P301"><text:span text:style-name="T302">    right: 0;</text:span></text:p>
      <text:p text:style-name="P303"><text:span text:style-name="T304">    float: right;</text:span></text:p>
      <text:p text:style-name="P305"><text:span text:style-name="T306">    background: img (a href="#ancre_1" data-title="Pivoine") right 48% no-repeat;</text:span></text:p>
      <text:p text:style-name="P307"><text:span text:style-name="T308">    filter: progid: DXImageTransform.Microsoft.Alpha(Opacity=0);</text:span></text:p>
      <text:p text:style-name="P309"><text:span text:style-name="T310">    opacity: 0;</text:span></text:p>
      <text:p text:style-name="P311"><text:span text:style-name="T312">    -webkit-transition: opacity 0.6s;</text:span></text:p>
      <text:p text:style-name="P313"><text:span text:style-name="T314">    -moz-transition: opacity 0.6s;</text:span></text:p>
      <text:p text:style-name="P315"><text:span text:style-name="T316">    -o-transition: opacity 0.6s;</text:span></text:p>
      <text:p text:style-name="P317"><text:span text:style-name="T318">    transition: opacity 0.6s;</text:span></text:p>
      <text:p text:style-name="P319"><text:span text:style-name="T320">}</text:span></text:p>
      <text:p text:style-name="P321"><text:span text:style-name="T322">.lb-nav a.lb-next:hover {</text:span></text:p>
      <text:p text:style-name="P323"><text:span text:style-name="T324">    filter: progid: DXImageTransform.Microsoft.Alpha(Opacity=100);</text:span></text:p>
      <text:p text:style-name="P325"><text:span text:style-name="T326">    opacity: 1;</text:span></text:p>
      <text:p text:style-name="P327"><text:span text:style-name="T328">}</text:span></text:p>
      <text:p text:style-name="P329"/>
      <text:p text:style-name="P330"><text:span text:style-name="T331">.lb-dataContainer {</text:span></text:p>
      <text:p text:style-name="P332"><text:span text:style-name="T333">    margin: 0 auto;</text:span></text:p>
      <text:p text:style-name="P334"><text:span text:style-name="T335">    padding-top: 5px;</text:span></text:p>
      <text:p text:style-name="P336"><text:span text:style-name="T337">    *zoom: 1;</text:span></text:p>
      <text:p text:style-name="P338"><text:span text:style-name="T339">    width: 100%;</text:span></text:p>
      <text:p text:style-name="P340"><text:span text:style-name="T341">    -moz-border-radius-bottomleft: 4px;</text:span></text:p>
      <text:p text:style-name="P342"><text:span text:style-name="T343">    -webkit-border-bottom-left-radius: 4px;</text:span></text:p>
      <text:p text:style-name="P344"><text:span text:style-name="T345">    border-bottom-left-radius: 4px;</text:span></text:p>
      <text:p text:style-name="P346"><text:span text:style-name="T347">    -moz-border-radius-bottomright: 4px;</text:span></text:p>
      <text:p text:style-name="P348"><text:span text:style-name="T349">    -webkit-border-bottom-right-radius: 4px;</text:span></text:p>
      <text:p text:style-name="P350"><text:span text:style-name="T351">    border-bottom-right-radius: 4px;</text:span></text:p>
      <text:p text:style-name="P352"><text:span text:style-name="T353">}</text:span></text:p>
      <text:p text:style-name="P354"><text:span text:style-name="T355">.lb-dataContainer:after {</text:span></text:p>
      <text:p text:style-name="P356"><text:span text:style-name="T357">    content: "";</text:span></text:p>
      <text:p text:style-name="P358"><text:span text:style-name="T359">    display: table;</text:span></text:p>
      <text:p text:style-name="P360"><text:span text:style-name="T361">    clear: both;</text:span></text:p>
      <text:p text:style-name="P362"><text:span text:style-name="T363">}</text:span></text:p>
      <text:p text:style-name="P364"/>
      <text:p text:style-name="P365"><text:span text:style-name="T366">.lb-data {</text:span></text:p>
      <text:p text:style-name="P367"><text:span text:style-name="T368">    padding: 0 4px;</text:span></text:p>
      <text:p text:style-name="P369"><text:span text:style-name="T370">    color: white;</text:span></text:p>
      <text:p text:style-name="P371"><text:span text:style-name="T372">    font-family: "work_sans", sans-serif;</text:span></text:p>
      <text:p text:style-name="P373"><text:span text:style-name="T374">}</text:span></text:p>
      <text:p text:style-name="P375"><text:span text:style-name="T376">.lb-data .lb-details {</text:span></text:p>
      <text:p text:style-name="P377"><text:span text:style-name="T378">    width: 85%;</text:span></text:p>
      <text:soft-page-break/>
      <text:p text:style-name="P379"><text:span text:style-name="T380">    float: left;</text:span></text:p>
      <text:p text:style-name="P381"><text:span text:style-name="T382">    text-align: left;</text:span></text:p>
      <text:p text:style-name="P383"><text:span text:style-name="T384">    line-height: 1.1em;</text:span></text:p>
      <text:p text:style-name="P385"><text:span text:style-name="T386">    font-family: "work_sans", sans-serif;</text:span></text:p>
      <text:p text:style-name="P387"><text:span text:style-name="T388">}</text:span></text:p>
      <text:p text:style-name="P389"><text:span text:style-name="T390">.lb-data .lb-caption {</text:span></text:p>
      <text:p text:style-name="P391"><text:span text:style-name="T392">    font-family: "work_sans", sans-serif;</text:span></text:p>
      <text:p text:style-name="P393"><text:span text:style-name="T394">    font-size: 13px;</text:span></text:p>
      <text:p text:style-name="P395"><text:span text:style-name="T396">    font-weight: bold;</text:span></text:p>
      <text:p text:style-name="P397"><text:span text:style-name="T398">    line-height: 1em;</text:span></text:p>
      <text:p text:style-name="P399"><text:span text:style-name="T400">}</text:span></text:p>
      <text:p text:style-name="P401"><text:span text:style-name="T402">.lb-data .lb-caption a {</text:span></text:p>
      <text:p text:style-name="P403"><text:span text:style-name="T404">    color: #4ae;</text:span></text:p>
      <text:p text:style-name="P405"><text:span text:style-name="T406">}</text:span></text:p>
      <text:p text:style-name="P407"><text:span text:style-name="T408">.lb-data .lb-number {</text:span></text:p>
      <text:p text:style-name="P409"><text:span text:style-name="T410">    display: block;</text:span></text:p>
      <text:p text:style-name="P411"><text:span text:style-name="T412">    clear: left;</text:span></text:p>
      <text:p text:style-name="P413"><text:span text:style-name="T414">    padding-bottom: 1em;</text:span></text:p>
      <text:p text:style-name="P415"><text:span text:style-name="T416">    font-size: 12px;</text:span></text:p>
      <text:p text:style-name="P417"><text:span text:style-name="T418">    color: #999999;</text:span></text:p>
      <text:p text:style-name="P419"><text:span text:style-name="T420">}</text:span></text:p>
      <text:p text:style-name="P421"/>
      <text:p text:style-name="P422"><text:span text:style-name="T423">.lb-data .lb-close {</text:span></text:p>
      <text:p text:style-name="P424"><text:span text:style-name="T425">    display: block;</text:span></text:p>
      <text:p text:style-name="P426"><text:span text:style-name="T427">    float: right;</text:span></text:p>
      <text:p text:style-name="P428"><text:span text:style-name="T429">    width: 30px;</text:span></text:p>
      <text:p text:style-name="P430"><text:span text:style-name="T431">    height: 30px;</text:span></text:p>
      <text:p text:style-name="P432"><text:span text:style-name="T433">    background: img (a href="#ancre_1" data-title="Pivoine") top right no-repeat;</text:span></text:p>
      <text:p text:style-name="P434"><text:span text:style-name="T435">    text-align: right;</text:span></text:p>
      <text:p text:style-name="P436"><text:span text:style-name="T437">    outline: none;</text:span></text:p>
      <text:p text:style-name="P438"><text:span text:style-name="T439">    filter: progid: DXImageTransform.Microsoft.Alpha(Opacity=70);</text:span></text:p>
      <text:p text:style-name="P440"><text:span text:style-name="T441">    opacity: 0.7;</text:span></text:p>
      <text:p text:style-name="P442"><text:span text:style-name="T443">    -webkit-transition: opacity 0.2s;</text:span></text:p>
      <text:p text:style-name="P444"><text:span text:style-name="T445">    -moz-transition: opacity 0.2s;</text:span></text:p>
      <text:p text:style-name="P446"><text:span text:style-name="T447">    -o-transition: opacity 0.2s;</text:span></text:p>
      <text:p text:style-name="P448"><text:span text:style-name="T449">   <text:s/></text:span><text:span text:style-name="T450">transition: opacity 0.2s;</text:span></text:p>
      <text:p text:style-name="P451"><text:span text:style-name="T452">}</text:span></text:p>
      <text:p text:style-name="P453"><text:span text:style-name="T454">.lb-data .lb-close:hover {</text:span></text:p>
      <text:p text:style-name="P455"><text:span text:style-name="T456">   <text:s/></text:span><text:span text:style-name="T457">cursor: pointer;</text:span></text:p>
      <text:p text:style-name="P458"><text:span text:style-name="T459">    filter: progid: DXImageTransform.Microsoft.Alpha(Opacity=100);</text:span></text:p>
      <text:p text:style-name="P460"><text:span text:style-name="T461">    opacity: 1;</text:span></text:p>
      <text:p text:style-name="P462"><text:span text:style-name="T463">}</text:span></text:p>
      <text:p text:style-name="P464"><text:span text:style-name="T465">*/</text:span></text:p>
      <text:p text:style-name="P466"/>
      <text:p text:style-name="P467"><text:span text:style-name="T468">/*fin de la mise en page essai*/</text:span></text:p>
      <text:p text:style-name="P469"><text:line-break/></text:p>
      <text:soft-page-break/>
      <text:p text:style-name="Normal">En html</text:p>
      <text:p text:style-name="Normal"/>
      <text:p text:style-name="P470"><text:span text:style-name="T471"> </text:span><text:span text:style-name="T472">&lt;!--&lt;p class="click"&gt;Pour aggrandir&lt;/p&gt;</text:span></text:p>
      <text:p text:style-name="P473"><text:span text:style-name="T474">            le lien vers la grande image qui sera affichée lors du clic sur la vignette carrée --&gt;</text:span></text:p>
      <text:p text:style-name="P475">           <text:s/></text:p>
      <text:p text:style-name="P476"><text:span text:style-name="T477">           <text:s/></text:span><text:span text:style-name="T478">&lt;!--ma base en html avant d'essayer de mettre en vignette &lt;img src="Plantes/pivoine.jpg" class="pivoine" alt="photo de pivine fushia"&gt;--&gt;</text:span></text:p>
      <text:p text:style-name="P479"><text:span text:style-name="T480">           <text:s/></text:span><text:span text:style-name="T481">&lt;!--&lt;a href="#ancre_1" data-title="Pivoine"&gt;&lt;img src="Plantes/pivoine.jpg" class="pivoine" alt="photo de pivine fushia" title="Pivoine"&gt;Pivoine&lt;/a&gt;</text:span></text:p>
      <text:p text:style-name="P482"><text:span text:style-name="T483">           <text:s/></text:span><text:span text:style-name="T484">le lien vers la petite image carrée qui sert de vignette --&gt;</text:span></text:p>
      <text:p text:style-name="P485"><text:span text:style-name="T486">           </text:span><text:span text:style-name="T487">&lt;!-- &lt;img src="Plantes/pivoine.jpg" class="pivoine" alt="photo de pivine fushia"&gt;</text:span></text:p>
      <text:p text:style-name="P488"><text:span text:style-name="T489">            &lt;img src="Plantes/iris2.jpg" class="iris" alt="photo iris blanc"&gt;--&gt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text-properties style:font-name="Calibri" style:font-name-asian="Calibri" style:font-name-complex="Calibri" fo:color="#008000" fo:font-size="10pt" style:font-size-asian="10pt" style:font-size-complex="10pt"/>
    </style:style>
    <style:style style:family="graphic" style:name="a0" style:parent-style-name="Graphics">
      <style:graphic-properties fo:wrap-option="no-wrap" fo:border="0.01042in none" fo:padding-top="0in" fo:padding-bottom="0in" fo:padding-left="0.06944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-tête"/>
      </style:header>
      <style:footer>
        <text:p text:style-name="Pieddepage"><draw:frame draw:z-index="251660288" draw:id="id0" draw:style-name="a0" draw:name="Zone de texte 3" text:anchor-type="paragraph" svg:x="0in" svg:y="0.00069in" svg:width="0.48542in" svg:height="0.48542in" style:rel-width="scale" style:rel-height="scale"><draw:text-box><text:p text:style-name="P2">Interne</text:p></draw:text-box><svg:title/><svg:desc>Interne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DOT Elina (SNCF VOYAGEURS / DIRECTION TER PAYS DE LA LOIRE / DPROD-ORDO-GM)</meta:initial-creator>
    <dc:creator>BADOT Elina (SNCF VOYAGEURS / DIRECTION TER PAYS DE LA LOIRE / DPROD-ORDO-GM)</dc:creator>
    <meta:creation-date>2022-05-11T11:35:00Z</meta:creation-date>
    <dc:date>2022-05-11T11:38:00Z</dc:date>
    <meta:template xlink:href="Normal.dotm" xlink:type="simple"/>
    <meta:editing-cycles>1</meta:editing-cycles>
    <meta:editing-duration>PT180S</meta:editing-duration>
    <meta:user-defined meta:name="ClassificationContentMarkingFooterShapeIds">1,2,3</meta:user-defined>
    <meta:user-defined meta:name="ClassificationContentMarkingFooterFontProps">#008000,10,Calibri</meta:user-defined>
    <meta:user-defined meta:name="ClassificationContentMarkingFooterText">Interne</meta:user-defined>
    <meta:user-defined meta:name="MSIP_Label_c8d3f7c8-5c4b-4ab6-9486-a0a9eb08efa7_Enabled">true</meta:user-defined>
    <meta:user-defined meta:name="MSIP_Label_c8d3f7c8-5c4b-4ab6-9486-a0a9eb08efa7_SetDate">2022-05-11T11:35:39Z</meta:user-defined>
    <meta:user-defined meta:name="MSIP_Label_c8d3f7c8-5c4b-4ab6-9486-a0a9eb08efa7_Method">Standard</meta:user-defined>
    <meta:user-defined meta:name="MSIP_Label_c8d3f7c8-5c4b-4ab6-9486-a0a9eb08efa7_Name">Interne - Groupe</meta:user-defined>
    <meta:user-defined meta:name="MSIP_Label_c8d3f7c8-5c4b-4ab6-9486-a0a9eb08efa7_SiteId">4a7c8238-5799-4b16-9fc6-9ad8fce5a7d9</meta:user-defined>
    <meta:user-defined meta:name="MSIP_Label_c8d3f7c8-5c4b-4ab6-9486-a0a9eb08efa7_ActionId">623119fb-abd9-4fc0-b7b9-7be599effa22</meta:user-defined>
    <meta:user-defined meta:name="MSIP_Label_c8d3f7c8-5c4b-4ab6-9486-a0a9eb08efa7_ContentBits">2</meta:user-defined>
    <meta:document-statistic meta:page-count="6" meta:paragraph-count="11" meta:word-count="910" meta:character-count="5909" meta:row-count="41" meta:non-whitespace-character-count="5010"/>
  </office:meta>
</office:document-meta>
</file>